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6.255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499cm" table:align="margins" style:writing-mode="lr-tb"/>
    </style:style>
    <style:style style:name="表格3.A" style:family="table-column">
      <style:table-column-properties style:column-width="3.605cm" style:rel-column-width="9266*"/>
    </style:style>
    <style:style style:name="表格3.B" style:family="table-column">
      <style:table-column-properties style:column-width="9.144cm" style:rel-column-width="23501*"/>
    </style:style>
    <style:style style:name="表格3.C" style:family="table-column">
      <style:table-column-properties style:column-width="3.556cm" style:rel-column-width="9139*"/>
    </style:style>
    <style:style style:name="表格3.D" style:family="table-column">
      <style:table-column-properties style:column-width="9.193cm" style:rel-column-width="23629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>
        <style:background-image/>
      </style:paragraph-properties>
      <style:text-properties fo:font-size="12pt" officeooo:rsid="000f4b76" officeooo:paragraph-rsid="000f4b76" style:font-size-asian="12pt" style:font-size-complex="12pt"/>
    </style:style>
    <style:style style:name="P4" style:family="paragraph" style:parent-style-name="Table_20_Contents">
      <style:paragraph-properties fo:background-color="#eeeeee">
        <style:background-image/>
      </style:paragraph-properties>
      <style:text-properties fo:font-size="12pt" officeooo:rsid="002a62e5" officeooo:paragraph-rsid="002a62e5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320cce" officeooo:paragraph-rsid="00320cce" style:font-size-asian="12pt" style:font-size-complex="12pt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fo:font-size="12pt" officeooo:rsid="00320cce" officeooo:paragraph-rsid="00320cce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32a988" officeooo:paragraph-rsid="0032a988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32a988" officeooo:paragraph-rsid="0032a988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33ce12" officeooo:paragraph-rsid="0033ce12" style:font-size-asian="12pt" style:font-size-complex="12pt"/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officeooo:rsid="0029cb25" officeooo:paragraph-rsid="0029cb25" style:font-size-asian="12pt" style:font-size-complex="12pt"/>
    </style:style>
    <style:style style:name="P14" style:family="paragraph" style:parent-style-name="Table_20_Contents">
      <style:text-properties fo:font-size="12pt" officeooo:rsid="00311876" officeooo:paragraph-rsid="00311876" style:font-size-asian="12pt" style:font-size-complex="12pt"/>
    </style:style>
    <style:style style:name="P15" style:family="paragraph" style:parent-style-name="Table_20_Contents">
      <style:text-properties officeooo:rsid="00320cce" officeooo:paragraph-rsid="00320cce"/>
    </style:style>
    <style:style style:name="P16" style:family="paragraph" style:parent-style-name="Table_20_Contents">
      <style:text-properties officeooo:rsid="0032a988" officeooo:paragraph-rsid="0032a988"/>
    </style:style>
    <style:style style:name="P17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font-size="12pt" officeooo:rsid="001d2fb0" style:font-size-asian="12pt" style:font-size-complex="12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344348" officeooo:paragraph-rsid="00344348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" style:font-size-asian="12pt" style:font-size-complex="12pt"/>
    </style:style>
    <style:style style:name="T3" style:family="text">
      <style:text-properties officeooo:rsid="000d9eb6"/>
    </style:style>
    <style:style style:name="T4" style:family="text">
      <style:text-properties officeooo:rsid="0032a988"/>
    </style:style>
    <style:style style:name="T5" style:family="text">
      <style:text-properties officeooo:rsid="00320c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4">Test to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2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3">7</text:span>/<text:span text:style-name="T3">07/19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2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4">P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2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7">170719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1">PCBA :</text:p>
          </table:table-cell>
          <table:covered-table-cell/>
          <table:table-cell table:style-name="表格1.A3" table:number-columns-spanned="11" office:value-type="string">
            <text:p text:style-name="P4">Quan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2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7">項目</text:p>
                </table:table-cell>
                <table:table-cell table:style-name="表格2.A1" office:value-type="string">
                  <text:p text:style-name="P17">位置</text:p>
                </table:table-cell>
                <table:table-cell table:style-name="表格2.A1" office:value-type="string">
                  <text:p text:style-name="P17">檔案名稱</text:p>
                </table:table-cell>
                <table:table-cell table:style-name="表格2.A1" office:value-type="string">
                  <text:p text:style-name="P17">檢查碼(MD5)</text:p>
                </table:table-cell>
                <table:table-cell table:style-name="表格2.A1" office:value-type="string">
                  <text:p text:style-name="P17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5">PFT_<text:span text:style-name="T4">170719</text:span>.zip</text:p>
                </table:table-cell>
                <table:table-cell table:style-name="表格2.A1" office:value-type="string">
                  <text:p text:style-name="P8">da2f8f8ac6b652cce65e3f731f30a0cf</text:p>
                </table:table-cell>
                <table:table-cell table:style-name="表格2.A1" office:value-type="string">
                  <text:p text:style-name="P5">PCBA function test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2.</text:p>
                </table:table-cell>
                <table:table-cell table:style-name="表格2.A1" office:value-type="string">
                  <text:p text:style-name="P3">U</text:p>
                </table:table-cell>
                <table:table-cell table:style-name="表格2.A1" office:value-type="string">
                  <text:p text:style-name="P5">MP_Release_170<text:span text:style-name="T4">719</text:span>.zip</text:p>
                </table:table-cell>
                <table:table-cell table:style-name="表格2.A1" office:value-type="string">
                  <text:p text:style-name="P8">a948466866d741cc79b348d23231afed</text:p>
                </table:table-cell>
                <table:table-cell table:style-name="表格2.A1" office:value-type="string">
                  <text:p text:style-name="P5">mp-tools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9">rtx-pico-ubuntu-60T-Thermal.zip</text:p>
                </table:table-cell>
                <table:table-cell table:style-name="表格2.A1" office:value-type="string">
                  <text:p text:style-name="P20">0530fe43fbde9b5ae8efa6f0b5828855</text:p>
                </table:table-cell>
                <table:table-cell table:style-name="表格2.A1" office:value-type="string">
                  <text:p text:style-name="P9">For Chamber Test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9">EMS_170719.zip</text:p>
                </table:table-cell>
                <table:table-cell table:style-name="表格2.A1" office:value-type="string">
                  <text:p text:style-name="P9">a442a821115ff243f2613eae4e41027d</text:p>
                </table:table-cell>
                <table:table-cell table:style-name="表格2.A1" office:value-type="string">
                  <text:p text:style-name="P9">EMI &amp; ESD Test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10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10"/>
                </table:table-cell>
              </table:table-row>
              <table:table-row table:style-name="表格2.1">
                <table:table-cell table:style-name="表格2.A1" office:value-type="string">
                  <text:p text:style-name="P12">6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2">7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><text:bookmark text:name="_GoBack"/>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2"> </text:span><text:span text:style-name="T1">:</text:span></text:p>
            <text:p text:style-name="P13">Source Code 說明</text:p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>
                <table:table-cell table:style-name="表格3.A1" office:value-type="string">
                  <text:p text:style-name="P15">Mp-tools</text:p>
                </table:table-cell>
                <table:table-cell table:style-name="表格3.A1" office:value-type="string">
                  <text:p text:style-name="P15">ssh://gitolite@git-server.rtx.org/Tools/mp-tools.git</text:p>
                </table:table-cell>
                <table:table-cell table:style-name="表格3.A1" office:value-type="string">
                  <text:p text:style-name="P15">iMX6-PITX</text:p>
                </table:table-cell>
                <table:table-cell table:style-name="表格3.D1" office:value-type="string">
                  <text:p text:style-name="P16">bbdf0a6e6b4121f85d1e3b58de48e6b48fd6351d</text:p>
                </table:table-cell>
              </table:table-row>
              <table:table-row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6">1. 版本 mp-tools 170<text:span text:style-name="T4">719</text:span>, For PICO-B21 release source code的mp-tools 使用。</text:p>
            <text:p text:style-name="P7">2. <text:span text:style-name="T5">版本 </text:span>PFT_170719, PCBA 驗證使用</text:p>
            <text:p text:style-name="P6">2. 指定硬體 : PICO – B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1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1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1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1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1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18">附件(說明) :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20T18:23:33.618163964</dc:date>
    <meta:print-date>1900-12-31T16:00:00</meta:print-date>
    <meta:editing-cycles>51</meta:editing-cycles>
    <meta:editing-duration>PT1H3M12S</meta:editing-duration>
    <meta:generator>LibreOffice/4.2.6.3$Linux_X86_64 LibreOffice_project/420m0$Build-3</meta:generator>
    <meta:document-statistic meta:table-count="3" meta:image-count="0" meta:object-count="0" meta:page-count="1" meta:paragraph-count="57" meta:word-count="144" meta:character-count="644" meta:non-whitespace-character-count="6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